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Prestige Elite Std" svg:font-family="'Prestige Elite Std'" style:font-adornments="Bold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 Display O1" svg:font-family="'Linux Libertine Display O'" style:font-adornments="Bold" style:font-pitch="variable"/>
    <style:font-face style:name="Linux Libertine Display O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de" fo:country="DE"/>
    </style:style>
    <style:style style:name="P2" style:family="paragraph" style:parent-style-name="Project">
      <style:text-properties fo:language="de" fo:country="DE"/>
    </style:style>
    <style:style style:name="P3" style:family="paragraph" style:parent-style-name="Title">
      <style:text-properties fo:language="de" fo:country="DE" officeooo:rsid="00618b61"/>
    </style:style>
    <style:style style:name="P4" style:family="paragraph" style:parent-style-name="Text_20_body">
      <style:text-properties officeooo:rsid="0094f3b2" officeooo:paragraph-rsid="0094f3b2"/>
    </style:style>
    <style:style style:name="P5" style:family="paragraph" style:parent-style-name="Text_20_body">
      <style:text-properties officeooo:rsid="00873e36" officeooo:paragraph-rsid="00873e36"/>
    </style:style>
    <style:style style:name="P6" style:family="paragraph" style:parent-style-name="Text_20_body">
      <style:text-properties officeooo:rsid="00052ef8" officeooo:paragraph-rsid="00052ef8"/>
    </style:style>
    <style:style style:name="P7" style:family="paragraph" style:parent-style-name="Text_20_body">
      <style:text-properties officeooo:rsid="00055c00" officeooo:paragraph-rsid="00055c00"/>
    </style:style>
    <style:style style:name="P8" style:family="paragraph" style:parent-style-name="Text_20_body">
      <style:text-properties officeooo:rsid="0011d293" officeooo:paragraph-rsid="0011d293"/>
    </style:style>
    <style:style style:name="P9" style:family="paragraph" style:parent-style-name="Text_20_body">
      <style:text-properties officeooo:rsid="0011d293" officeooo:paragraph-rsid="0013d4f0"/>
    </style:style>
    <style:style style:name="P10" style:family="paragraph" style:parent-style-name="Text_20_body">
      <style:text-properties officeooo:rsid="0011d293" officeooo:paragraph-rsid="0066540b"/>
    </style:style>
    <style:style style:name="P11" style:family="paragraph" style:parent-style-name="Text_20_body">
      <style:text-properties officeooo:rsid="000560fc" officeooo:paragraph-rsid="000560fc"/>
    </style:style>
    <style:style style:name="P12" style:family="paragraph" style:parent-style-name="Text_20_body">
      <style:text-properties officeooo:rsid="00065dce" officeooo:paragraph-rsid="00065dce"/>
    </style:style>
    <style:style style:name="P13" style:family="paragraph" style:parent-style-name="Text_20_body">
      <style:text-properties officeooo:rsid="00065dce" officeooo:paragraph-rsid="0006d793"/>
    </style:style>
    <style:style style:name="P14" style:family="paragraph" style:parent-style-name="Text_20_body">
      <style:text-properties officeooo:rsid="00077f42" officeooo:paragraph-rsid="00077f42"/>
    </style:style>
    <style:style style:name="P15" style:family="paragraph" style:parent-style-name="Text_20_body">
      <style:text-properties officeooo:paragraph-rsid="0007fd66"/>
    </style:style>
    <style:style style:name="P16" style:family="paragraph" style:parent-style-name="Text_20_body">
      <style:text-properties officeooo:rsid="00654c2e" officeooo:paragraph-rsid="00654c2e"/>
    </style:style>
    <style:style style:name="P17" style:family="paragraph" style:parent-style-name="Text_20_body">
      <style:text-properties officeooo:rsid="00654c2e" officeooo:paragraph-rsid="0066540b"/>
    </style:style>
    <style:style style:name="P18" style:family="paragraph" style:parent-style-name="Text_20_body">
      <style:text-properties officeooo:rsid="0007fd66" officeooo:paragraph-rsid="0007fd66"/>
    </style:style>
    <style:style style:name="P19" style:family="paragraph" style:parent-style-name="Text_20_body">
      <style:text-properties officeooo:rsid="0009343f" officeooo:paragraph-rsid="0009343f"/>
    </style:style>
    <style:style style:name="P20" style:family="paragraph" style:parent-style-name="Text_20_body">
      <style:text-properties officeooo:rsid="0010597e" officeooo:paragraph-rsid="00121f34"/>
    </style:style>
    <style:style style:name="P21" style:family="paragraph" style:parent-style-name="Text_20_body">
      <style:text-properties officeooo:rsid="00105381" officeooo:paragraph-rsid="0013d4f0"/>
    </style:style>
    <style:style style:name="P22" style:family="paragraph" style:parent-style-name="Text_20_body">
      <style:text-properties officeooo:rsid="001af777" officeooo:paragraph-rsid="001af777"/>
    </style:style>
    <style:style style:name="P23" style:family="paragraph" style:parent-style-name="Text_20_body">
      <style:text-properties officeooo:rsid="000d3f5d" officeooo:paragraph-rsid="00105381"/>
    </style:style>
    <style:style style:name="P24" style:family="paragraph" style:parent-style-name="Text_20_body">
      <style:text-properties officeooo:rsid="000b403a" officeooo:paragraph-rsid="00105381"/>
    </style:style>
    <style:style style:name="P25" style:family="paragraph" style:parent-style-name="Text_20_body">
      <style:text-properties officeooo:rsid="005de61b" officeooo:paragraph-rsid="005de61b"/>
    </style:style>
    <style:style style:name="P26" style:family="paragraph" style:parent-style-name="Text_20_body">
      <style:text-properties officeooo:rsid="0013d4f0" officeooo:paragraph-rsid="0013d4f0"/>
    </style:style>
    <style:style style:name="P27" style:family="paragraph" style:parent-style-name="Text_20_body">
      <style:text-properties officeooo:rsid="00121f34" officeooo:paragraph-rsid="0013d4f0"/>
    </style:style>
    <style:style style:name="P28" style:family="paragraph" style:parent-style-name="Text_20_body">
      <style:text-properties officeooo:rsid="00121f34" officeooo:paragraph-rsid="0066540b"/>
    </style:style>
    <style:style style:name="P29" style:family="paragraph" style:parent-style-name="Text_20_body">
      <style:text-properties officeooo:rsid="005f0bc2" officeooo:paragraph-rsid="0066540b"/>
    </style:style>
    <style:style style:name="P30" style:family="paragraph" style:parent-style-name="Text_20_body">
      <style:text-properties officeooo:rsid="006a219b" officeooo:paragraph-rsid="006a219b"/>
    </style:style>
    <style:style style:name="P31" style:family="paragraph" style:parent-style-name="Text_20_body">
      <style:text-properties officeooo:rsid="0066540b" officeooo:paragraph-rsid="0066540b"/>
    </style:style>
    <style:style style:name="P32" style:family="paragraph" style:parent-style-name="Text_20_body">
      <style:text-properties officeooo:rsid="0066540b" officeooo:paragraph-rsid="0066e00d"/>
    </style:style>
    <style:style style:name="P33" style:family="paragraph" style:parent-style-name="Text_20_body">
      <style:text-properties officeooo:rsid="000a2713" officeooo:paragraph-rsid="000a2713"/>
    </style:style>
    <style:style style:name="P34" style:family="paragraph" style:parent-style-name="Text_20_body">
      <style:text-properties officeooo:rsid="0066e00d" officeooo:paragraph-rsid="0066e00d"/>
    </style:style>
    <style:style style:name="P35" style:family="paragraph" style:parent-style-name="Text_20_body">
      <style:text-properties officeooo:rsid="0069be2c" officeooo:paragraph-rsid="0069be2c"/>
    </style:style>
    <style:style style:name="P36" style:family="paragraph" style:parent-style-name="Text_20_body">
      <style:text-properties officeooo:rsid="006a5038" officeooo:paragraph-rsid="006a5038"/>
    </style:style>
    <style:style style:name="P37" style:family="paragraph" style:parent-style-name="Text_20_body">
      <style:text-properties officeooo:rsid="006cdeac" officeooo:paragraph-rsid="006cdeac"/>
    </style:style>
    <style:style style:name="P38" style:family="paragraph" style:parent-style-name="Text_20_body">
      <style:text-properties officeooo:rsid="008645ae" officeooo:paragraph-rsid="008645ae"/>
    </style:style>
    <style:style style:name="P39" style:family="paragraph" style:parent-style-name="Text_20_body">
      <style:text-properties officeooo:rsid="008645ae" officeooo:paragraph-rsid="0086bae6"/>
    </style:style>
    <style:style style:name="P40" style:family="paragraph" style:parent-style-name="Text_20_body">
      <style:text-properties officeooo:rsid="006bd915" officeooo:paragraph-rsid="006bd915"/>
    </style:style>
    <style:style style:name="P41" style:family="paragraph" style:parent-style-name="Text_20_body">
      <style:text-properties officeooo:rsid="0077d6f2" officeooo:paragraph-rsid="0077d6f2"/>
    </style:style>
    <style:style style:name="P42" style:family="paragraph" style:parent-style-name="Text_20_body">
      <style:text-properties officeooo:rsid="0077d6f2" officeooo:paragraph-rsid="008645ae"/>
    </style:style>
    <style:style style:name="P43" style:family="paragraph" style:parent-style-name="Text_20_body">
      <style:text-properties officeooo:rsid="007a1cb1" officeooo:paragraph-rsid="007a1cb1"/>
    </style:style>
    <style:style style:name="P44" style:family="paragraph" style:parent-style-name="Text_20_body">
      <style:text-properties officeooo:rsid="007a1cb1" officeooo:paragraph-rsid="008645ae"/>
    </style:style>
    <style:style style:name="P45" style:family="paragraph" style:parent-style-name="Text_20_body">
      <style:text-properties officeooo:rsid="007b610b" officeooo:paragraph-rsid="0083358b"/>
    </style:style>
    <style:style style:name="P46" style:family="paragraph" style:parent-style-name="Text_20_body">
      <style:text-properties officeooo:rsid="007b610b" officeooo:paragraph-rsid="0086bae6"/>
    </style:style>
    <style:style style:name="P47" style:family="paragraph" style:parent-style-name="Text_20_body">
      <style:text-properties officeooo:rsid="0083358b" officeooo:paragraph-rsid="0083358b"/>
    </style:style>
    <style:style style:name="P48" style:family="paragraph" style:parent-style-name="Text_20_body">
      <style:text-properties officeooo:rsid="0083358b" officeooo:paragraph-rsid="0086bae6"/>
    </style:style>
    <style:style style:name="P49" style:family="paragraph" style:parent-style-name="Text_20_body">
      <style:text-properties officeooo:rsid="008494a1" officeooo:paragraph-rsid="008494a1"/>
    </style:style>
    <style:style style:name="P50" style:family="paragraph" style:parent-style-name="Text_20_body">
      <style:text-properties officeooo:paragraph-rsid="0086bae6"/>
    </style:style>
    <style:style style:name="P51" style:family="paragraph" style:parent-style-name="Text_20_body">
      <style:text-properties officeooo:rsid="0086bae6" officeooo:paragraph-rsid="0086bae6"/>
    </style:style>
    <style:style style:name="P52" style:family="paragraph" style:parent-style-name="Text_20_body">
      <style:text-properties officeooo:rsid="0096f159"/>
    </style:style>
    <style:style style:name="P53" style:family="paragraph" style:parent-style-name="Text">
      <style:text-properties officeooo:rsid="00121f34" officeooo:paragraph-rsid="00121f34"/>
    </style:style>
    <style:style style:name="P54" style:family="paragraph" style:parent-style-name="Text">
      <style:text-properties officeooo:rsid="00121f34" officeooo:paragraph-rsid="0013e2d1"/>
    </style:style>
    <style:style style:name="P55" style:family="paragraph" style:parent-style-name="Text">
      <style:text-properties officeooo:rsid="00121f34" officeooo:paragraph-rsid="0066540b"/>
    </style:style>
    <style:style style:name="P56" style:family="paragraph" style:parent-style-name="Text">
      <style:text-properties officeooo:rsid="0011d293" officeooo:paragraph-rsid="00121f34"/>
    </style:style>
    <style:style style:name="P57" style:family="paragraph" style:parent-style-name="Heading_20_1">
      <style:text-properties officeooo:rsid="00052ef8" officeooo:paragraph-rsid="00052ef8"/>
    </style:style>
    <style:style style:name="P58" style:family="paragraph" style:parent-style-name="Heading_20_1">
      <style:text-properties officeooo:rsid="00618b61" officeooo:paragraph-rsid="0066e00d"/>
    </style:style>
    <style:style style:name="P59" style:family="paragraph" style:parent-style-name="Heading_20_1">
      <style:text-properties officeooo:rsid="003e63fd" officeooo:paragraph-rsid="003e63fd"/>
    </style:style>
    <style:style style:name="P60" style:family="paragraph" style:parent-style-name="Heading_20_1">
      <style:text-properties officeooo:rsid="0096f159"/>
    </style:style>
    <style:style style:name="P61" style:family="paragraph" style:parent-style-name="List_20_1_20_Cont.">
      <style:text-properties officeooo:rsid="00052ef8" officeooo:paragraph-rsid="00052ef8"/>
    </style:style>
    <style:style style:name="P62" style:family="paragraph" style:parent-style-name="List_20_1_20_Cont.">
      <style:text-properties officeooo:rsid="00121f34" officeooo:paragraph-rsid="00121f34"/>
    </style:style>
    <style:style style:name="P63" style:family="paragraph" style:parent-style-name="List_20_1_20_Cont." style:list-style-name="List_20_1">
      <style:text-properties officeooo:rsid="00121f34" officeooo:paragraph-rsid="0013d4f0"/>
    </style:style>
    <style:style style:name="P64" style:family="paragraph" style:parent-style-name="List_20_1_20_Cont." style:list-style-name="List_20_1">
      <style:text-properties officeooo:rsid="00121f34" officeooo:paragraph-rsid="0013e2d1"/>
    </style:style>
    <style:style style:name="P65" style:family="paragraph" style:parent-style-name="List_20_1_20_Cont.">
      <style:text-properties officeooo:rsid="00121f34" officeooo:paragraph-rsid="0013d4f0"/>
    </style:style>
    <style:style style:name="P66" style:family="paragraph" style:parent-style-name="List_20_1_20_Cont.">
      <style:text-properties officeooo:rsid="00121f34" officeooo:paragraph-rsid="0013e2d1"/>
    </style:style>
    <style:style style:name="P67" style:family="paragraph" style:parent-style-name="List_20_1_20_Cont.">
      <style:text-properties officeooo:rsid="00121f34" officeooo:paragraph-rsid="0066540b"/>
    </style:style>
    <style:style style:name="P68" style:family="paragraph" style:parent-style-name="List_20_1_20_Cont." style:list-style-name="List_20_1">
      <style:text-properties officeooo:paragraph-rsid="0013d4f0"/>
    </style:style>
    <style:style style:name="P69" style:family="paragraph" style:parent-style-name="List_20_1_20_Cont.">
      <style:text-properties officeooo:rsid="0066540b" officeooo:paragraph-rsid="0066540b"/>
    </style:style>
    <style:style style:name="P70" style:family="paragraph" style:parent-style-name="List_20_1_20_Cont.">
      <style:text-properties officeooo:rsid="0094f3b2" officeooo:paragraph-rsid="0094f3b2"/>
    </style:style>
    <style:style style:name="P71" style:family="paragraph" style:parent-style-name="List_20_1_20_Cont.">
      <style:text-properties officeooo:rsid="0096f159" officeooo:paragraph-rsid="0094f3b2"/>
    </style:style>
    <style:style style:name="P72" style:family="paragraph" style:parent-style-name="List_20_1_20_Start">
      <style:text-properties officeooo:rsid="00052ef8" officeooo:paragraph-rsid="00052ef8"/>
    </style:style>
    <style:style style:name="P73" style:family="paragraph" style:parent-style-name="List_20_1_20_Start">
      <style:text-properties officeooo:rsid="00121f34" officeooo:paragraph-rsid="00121f34"/>
    </style:style>
    <style:style style:name="P74" style:family="paragraph" style:parent-style-name="List_20_1_20_Start">
      <style:text-properties officeooo:rsid="00121f34" officeooo:paragraph-rsid="0013e2d1"/>
    </style:style>
    <style:style style:name="P75" style:family="paragraph" style:parent-style-name="List_20_1_20_Start">
      <style:text-properties officeooo:rsid="00121f34" officeooo:paragraph-rsid="0066540b"/>
    </style:style>
    <style:style style:name="P76" style:family="paragraph" style:parent-style-name="List_20_1_20_Start">
      <style:text-properties officeooo:rsid="0066540b" officeooo:paragraph-rsid="0066540b"/>
    </style:style>
    <style:style style:name="P77" style:family="paragraph" style:parent-style-name="List_20_1_20_Start">
      <style:text-properties officeooo:rsid="0094f3b2" officeooo:paragraph-rsid="0094f3b2"/>
    </style:style>
    <style:style style:name="P78" style:family="paragraph" style:parent-style-name="Heading_20_3">
      <style:text-properties officeooo:rsid="00055c00" officeooo:paragraph-rsid="00055c00"/>
    </style:style>
    <style:style style:name="P79" style:family="paragraph" style:parent-style-name="Heading_20_3">
      <style:text-properties officeooo:paragraph-rsid="0013d4f0"/>
    </style:style>
    <style:style style:name="P80" style:family="paragraph" style:parent-style-name="Heading_20_3">
      <style:text-properties officeooo:rsid="00121f34" officeooo:paragraph-rsid="0013d4f0"/>
    </style:style>
    <style:style style:name="P81" style:family="paragraph" style:parent-style-name="Heading_20_3">
      <style:text-properties officeooo:rsid="0011d293" officeooo:paragraph-rsid="0013d4f0"/>
    </style:style>
    <style:style style:name="P82" style:family="paragraph" style:parent-style-name="Heading_20_3">
      <style:text-properties officeooo:rsid="0011d293" officeooo:paragraph-rsid="0066540b"/>
    </style:style>
    <style:style style:name="P83" style:family="paragraph" style:parent-style-name="Heading_20_3">
      <style:text-properties officeooo:rsid="006a219b" officeooo:paragraph-rsid="006a219b"/>
    </style:style>
    <style:style style:name="P84" style:family="paragraph" style:parent-style-name="Heading_20_3">
      <style:text-properties officeooo:rsid="006cdeac" officeooo:paragraph-rsid="006cdeac"/>
    </style:style>
    <style:style style:name="P85" style:family="paragraph" style:parent-style-name="Heading_20_3">
      <style:text-properties officeooo:rsid="006a5038" officeooo:paragraph-rsid="006a5038"/>
    </style:style>
    <style:style style:name="P86" style:family="paragraph" style:parent-style-name="Heading_20_3">
      <style:text-properties officeooo:rsid="007948c2" officeooo:paragraph-rsid="007948c2"/>
    </style:style>
    <style:style style:name="P87" style:family="paragraph" style:parent-style-name="Heading_20_3">
      <style:text-properties officeooo:rsid="007948c2" officeooo:paragraph-rsid="0086bae6"/>
    </style:style>
    <style:style style:name="P88" style:family="paragraph" style:parent-style-name="Heading_20_3">
      <style:text-properties officeooo:rsid="007a1cb1" officeooo:paragraph-rsid="007a1cb1"/>
    </style:style>
    <style:style style:name="P89" style:family="paragraph" style:parent-style-name="Heading_20_3">
      <style:text-properties officeooo:rsid="007a1cb1" officeooo:paragraph-rsid="0086bae6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List_20_1_20_End">
      <style:text-properties officeooo:paragraph-rsid="0013d4f0"/>
    </style:style>
    <style:style style:name="P92" style:family="paragraph" style:parent-style-name="List_20_1_20_End">
      <style:text-properties officeooo:rsid="00121f34" officeooo:paragraph-rsid="0013d4f0"/>
    </style:style>
    <style:style style:name="P93" style:family="paragraph" style:parent-style-name="List_20_1_20_End">
      <style:text-properties officeooo:rsid="00121f34" officeooo:paragraph-rsid="0066540b"/>
    </style:style>
    <style:style style:name="P94" style:family="paragraph" style:parent-style-name="List_20_1_20_End">
      <style:text-properties officeooo:paragraph-rsid="0066540b"/>
    </style:style>
    <style:style style:name="P95" style:family="paragraph" style:parent-style-name="List_20_1_20_End" style:list-style-name="List_20_1"/>
    <style:style style:name="P96" style:family="paragraph" style:parent-style-name="Heading_20_2">
      <style:text-properties officeooo:rsid="00055c00" officeooo:paragraph-rsid="00055c00"/>
    </style:style>
    <style:style style:name="P97" style:family="paragraph" style:parent-style-name="Heading_20_2">
      <style:text-properties officeooo:rsid="000560fc" officeooo:paragraph-rsid="000560fc"/>
    </style:style>
    <style:style style:name="P98" style:family="paragraph" style:parent-style-name="Heading_20_2">
      <style:text-properties officeooo:rsid="00077f42" officeooo:paragraph-rsid="00077f42"/>
    </style:style>
    <style:style style:name="P99" style:family="paragraph" style:parent-style-name="Heading_20_2">
      <style:text-properties officeooo:rsid="0007fd66" officeooo:paragraph-rsid="0007fd66"/>
    </style:style>
    <style:style style:name="P100" style:family="paragraph" style:parent-style-name="Heading_20_2">
      <style:text-properties officeooo:rsid="0007fd66" officeooo:paragraph-rsid="00105381"/>
    </style:style>
    <style:style style:name="P101" style:family="paragraph" style:parent-style-name="Heading_20_2">
      <style:text-properties officeooo:rsid="0066540b" officeooo:paragraph-rsid="0066540b"/>
    </style:style>
    <style:style style:name="P102" style:family="paragraph" style:parent-style-name="Heading_20_2">
      <style:text-properties officeooo:rsid="0066e00d" officeooo:paragraph-rsid="0066e00d"/>
    </style:style>
    <style:style style:name="P103" style:family="paragraph" style:parent-style-name="Heading_20_2">
      <style:text-properties officeooo:rsid="0069be2c" officeooo:paragraph-rsid="0069be2c"/>
    </style:style>
    <style:style style:name="P104" style:family="paragraph" style:parent-style-name="Heading_20_2">
      <style:text-properties officeooo:rsid="0077d6f2" officeooo:paragraph-rsid="0077d6f2"/>
    </style:style>
    <style:style style:name="P105" style:family="paragraph" style:parent-style-name="Heading_20_2">
      <style:text-properties officeooo:rsid="00873e36" officeooo:paragraph-rsid="00873e36"/>
    </style:style>
    <style:style style:name="P106" style:family="paragraph" style:parent-style-name="Heading_20_2">
      <style:text-properties officeooo:rsid="0094f3b2" officeooo:paragraph-rsid="0094f3b2"/>
    </style:style>
    <style:style style:name="P107" style:family="paragraph" style:parent-style-name="Heading_20_4">
      <style:text-properties officeooo:rsid="005f0bc2" officeooo:paragraph-rsid="0066540b"/>
    </style:style>
    <style:style style:name="P108" style:family="paragraph" style:parent-style-name="Heading_20_4">
      <style:text-properties officeooo:rsid="005f0bc2" officeooo:paragraph-rsid="005f0bc2"/>
    </style:style>
    <style:style style:name="P109" style:family="paragraph" style:parent-style-name="Heading_20_4">
      <style:text-properties officeooo:rsid="0066540b" officeooo:paragraph-rsid="0066540b"/>
    </style:style>
    <style:style style:name="P110" style:family="paragraph" style:parent-style-name="Heading_20_4">
      <style:text-properties officeooo:rsid="008494a1" officeooo:paragraph-rsid="008494a1"/>
    </style:style>
    <style:style style:name="P111" style:family="paragraph" style:parent-style-name="Heading_20_4">
      <style:text-properties officeooo:rsid="008494a1" officeooo:paragraph-rsid="0086bae6"/>
    </style:style>
    <style:style style:name="P112" style:family="paragraph" style:parent-style-name="Heading_20_4">
      <style:text-properties officeooo:rsid="0086bae6" officeooo:paragraph-rsid="0086bae6"/>
    </style:style>
    <style:style style:name="P113" style:family="paragraph" style:parent-style-name="Numbering_20_1_20_Start">
      <style:text-properties officeooo:rsid="0010597e" officeooo:paragraph-rsid="00121f34"/>
    </style:style>
    <style:style style:name="P114" style:family="paragraph" style:parent-style-name="Numbering_20_1_20_Start">
      <style:text-properties officeooo:rsid="0011d293" officeooo:paragraph-rsid="00121f34"/>
    </style:style>
    <style:style style:name="P115" style:family="paragraph" style:parent-style-name="Numbering_20_1_20_Start">
      <style:text-properties officeooo:rsid="007a1cb1" officeooo:paragraph-rsid="007a1cb1"/>
    </style:style>
    <style:style style:name="P116" style:family="paragraph" style:parent-style-name="Numbering_20_1_20_Start">
      <style:text-properties officeooo:rsid="007a1cb1" officeooo:paragraph-rsid="008645ae"/>
    </style:style>
    <style:style style:name="P117" style:family="paragraph" style:parent-style-name="Numbering_20_1_20_Start">
      <style:text-properties officeooo:rsid="0086bae6" officeooo:paragraph-rsid="0086bae6"/>
    </style:style>
    <style:style style:name="P118" style:family="paragraph" style:parent-style-name="Numbering_20_1_20_Cont.">
      <style:text-properties officeooo:rsid="007a1cb1" officeooo:paragraph-rsid="007a1cb1"/>
    </style:style>
    <style:style style:name="P119" style:family="paragraph" style:parent-style-name="Numbering_20_1_20_Cont.">
      <style:text-properties officeooo:rsid="007a1cb1" officeooo:paragraph-rsid="008645ae"/>
    </style:style>
    <style:style style:name="P120" style:family="paragraph" style:parent-style-name="Numbering_20_1_20_Cont.">
      <style:text-properties officeooo:rsid="0086bae6" officeooo:paragraph-rsid="0086bae6"/>
    </style:style>
    <style:style style:name="P121" style:family="paragraph" style:parent-style-name="Numbering_20_1_20_End">
      <style:text-properties officeooo:paragraph-rsid="00121f34"/>
    </style:style>
    <style:style style:name="P122" style:family="paragraph" style:parent-style-name="Numbering_20_1_20_End">
      <style:text-properties officeooo:paragraph-rsid="008645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e2d1" style:font-style-asian="italic" style:font-style-complex="italic"/>
    </style:style>
    <style:style style:name="T3" style:family="text">
      <style:text-properties fo:font-style="italic" officeooo:rsid="003e63fd" style:font-style-asian="italic" style:font-style-complex="italic"/>
    </style:style>
    <style:style style:name="T4" style:family="text">
      <style:text-properties officeooo:rsid="00052ef8"/>
    </style:style>
    <style:style style:name="T5" style:family="text">
      <style:text-properties officeooo:rsid="000560fc"/>
    </style:style>
    <style:style style:name="T6" style:family="text">
      <style:text-properties officeooo:rsid="00065dce"/>
    </style:style>
    <style:style style:name="T7" style:family="text">
      <style:text-properties officeooo:rsid="0006d793"/>
    </style:style>
    <style:style style:name="T8" style:family="text">
      <style:text-properties officeooo:rsid="0009343f"/>
    </style:style>
    <style:style style:name="T9" style:family="text">
      <style:text-properties officeooo:rsid="0011d293"/>
    </style:style>
    <style:style style:name="T10" style:family="text">
      <style:text-properties officeooo:rsid="00121f34"/>
    </style:style>
    <style:style style:name="T11" style:family="text">
      <style:text-properties officeooo:rsid="0013d4f0"/>
    </style:style>
    <style:style style:name="T12" style:family="text">
      <style:text-properties officeooo:rsid="0013e2d1"/>
    </style:style>
    <style:style style:name="T13" style:family="text">
      <style:text-properties officeooo:rsid="001af777"/>
    </style:style>
    <style:style style:name="T14" style:family="text">
      <style:text-properties officeooo:rsid="0059cdc5"/>
    </style:style>
    <style:style style:name="T15" style:family="text">
      <style:text-properties officeooo:rsid="0007fd66"/>
    </style:style>
    <style:style style:name="T16" style:family="text">
      <style:text-properties officeooo:rsid="005de61b"/>
    </style:style>
    <style:style style:name="T17" style:family="text">
      <style:text-properties officeooo:rsid="005f0bc2"/>
    </style:style>
    <style:style style:name="T18" style:family="text">
      <style:text-properties officeooo:rsid="00618b61"/>
    </style:style>
    <style:style style:name="T19" style:family="text">
      <style:text-properties officeooo:rsid="00654c2e"/>
    </style:style>
    <style:style style:name="T20" style:family="text">
      <style:text-properties officeooo:rsid="006654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66e00d"/>
    </style:style>
    <style:style style:name="T23" style:family="text">
      <style:text-properties officeooo:rsid="0067e870"/>
    </style:style>
    <style:style style:name="T24" style:family="text">
      <style:text-properties officeooo:rsid="006a219b"/>
    </style:style>
    <style:style style:name="T25" style:family="text">
      <style:text-properties officeooo:rsid="006a5038"/>
    </style:style>
    <style:style style:name="T26" style:family="text">
      <style:text-properties officeooo:rsid="006bd915"/>
    </style:style>
    <style:style style:name="T27" style:family="text">
      <style:text-properties officeooo:rsid="006cdeac"/>
    </style:style>
    <style:style style:name="T28" style:family="text">
      <style:text-properties officeooo:rsid="0075dcea"/>
    </style:style>
    <style:style style:name="T29" style:family="text">
      <style:text-properties officeooo:rsid="007948c2"/>
    </style:style>
    <style:style style:name="T30" style:family="text">
      <style:text-properties officeooo:rsid="007b610b"/>
    </style:style>
    <style:style style:name="T31" style:family="text">
      <style:text-properties officeooo:rsid="008494a1"/>
    </style:style>
    <style:style style:name="T32" style:family="text">
      <style:text-properties officeooo:rsid="008645ae"/>
    </style:style>
    <style:style style:name="T33" style:family="text">
      <style:text-properties officeooo:rsid="008ac135"/>
    </style:style>
    <style:style style:name="T34" style:family="text">
      <style:text-properties officeooo:rsid="00940468"/>
    </style:style>
    <style:style style:name="T35" style:family="text">
      <style:text-properties officeooo:rsid="0094f3b2"/>
    </style:style>
    <style:style style:name="T36" style:family="text">
      <style:text-properties officeooo:rsid="0096f1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<text:span text:style-name="T3">Coradeck</text:span></text:p>
      <text:p text:style-name="P3">Cora<text:span text:style-name="T35">Data</text:span></text:p>
      <text:p text:style-name="P1">Dominik Wezel</text:p>
      <text:h text:style-name="Heading_20_1" text:outline-level="1">Overview</text:h>
      <text:h text:style-name="Heading_20_2" text:outline-level="2">Aim</text:h>
      <text:p text:style-name="Text_20_body"><text:span text:style-name="Code"><text:span text:style-name="T18">CoraData</text:span></text:span> <text:span text:style-name="T18">is the Coradeck™ data provider.</text:span></text:p>
      <text:p text:style-name="Text_20_body"><text:span text:style-name="Code"><text:span text:style-name="T18">CoraData</text:span></text:span> <text:span text:style-name="T4">i</text:span>s designed with performance, simplicity<text:span text:style-name="T18">, extensibility</text:span>, and security in mind.</text:p>
      <text:h text:style-name="P106" text:outline-level="2">Scope</text:h>
      <text:p text:style-name="P4">CoraData is a general persistence and data provider module. <text:s/>It supports data from various sources, like</text:p>
      <text:list xml:id="list1438599067946900070" text:style-name="List_20_1">
        <text:list-item>
          <text:p text:style-name="P77">Classical SQL databases</text:p>
        </text:list-item>
        <text:list-item>
          <text:p text:style-name="P70">NoSQL databases</text:p>
        </text:list-item>
        <text:list-item>
          <text:p text:style-name="P70">Spreadsheets (horizontal and vertical mode)</text:p>
        </text:list-item>
        <text:list-item>
          <text:p text:style-name="P70">Files <text:span text:style-name="T36">— </text:span>particularly, but <text:span text:style-name="T36">not exclusively CSV-Files, XML-Files, YAML and JSON ﬁles</text:span></text:p>
        </text:list-item>
        <text:list-item>
          <text:p text:style-name="P71">Data generators — particularly, but not exclusively sequence generators</text:p>
        </text:list-item>
        <text:list-item>
          <text:p text:style-name="List_20_1_20_End">Web services and other queryable data providers.</text:p>
        </text:list-item>
      </text:list>
      <text:p text:style-name="P52">CoraData provides a general, seamless interface and organization of these data sources.</text:p>
      <text:h text:style-name="Heading_20_2" text:outline-level="2">Terminology</text:h>
      <text:h text:style-name="P57" text:outline-level="1"><text:span text:style-name="T18">CoraData</text:span> System</text:h>
      <text:h text:style-name="P96" text:outline-level="2">Structure</text:h>
      <text:h text:style-name="P60" text:outline-level="1">CoraData Model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Prestige Elite Std" svg:font-family="'Prestige Elite Std'" style:font-adornments="Bold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 Display O1" svg:font-family="'Linux Libertine Display O'" style:font-adornments="Bold" style:font-pitch="variable"/>
    <style:font-face style:name="Linux Libertine Display O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O" fo:font-family="'Linux Libertine O'" style:font-style-name="Regular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Display O" fo:font-family="'Linux Libertine Display O'" style:font-style-name="Regular" style:font-pitch="variable" fo:font-size="10.5pt" style:font-name-asian="Microsoft YaHei" style:font-family-asian="'Microsoft Ya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402in" loext:contextual-spacing="false"/>
      <style:text-properties style:font-name="Linux Libertine O" fo:font-family="'Linux Libertine O'" style:font-style-name="Regular" style:font-pitch="variable" fo:font-size="10.5pt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ext" style:family="paragraph" style:parent-style-name="Caption" style:class="extra">
      <style:paragraph-properties style:writing-mode="page"/>
      <style:text-properties style:font-name="Linux Libertine O" fo:font-family="'Linux Libertine O'" style:font-style-name="Regular" style:font-pitch="variable" fo:font-size="10.5pt" fo:font-style="normal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Libertine Display O1" fo:font-family="'Linux Libertine Display O'" style:font-style-name="Bold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1701in" loext:contextual-spacing="false" fo:text-align="center" style:justify-single-word="false"/>
      <style:text-properties style:font-name="Linux Libertine Display O" fo:font-family="'Linux Libertine Display O'" style:font-style-name="Regular" style:font-pitch="variable" fo:font-size="14pt" fo:font-style="normal" style:font-size-asian="14pt" style:font-style-asian="italic" style:font-size-complex="14pt" style:font-style-complex="italic" style:font-weight-complex="normal"/>
    </style:style>
    <style:style style:name="Project" style:family="paragraph" style:parent-style-name="Title">
      <style:text-properties style:font-name="Linux Libertine Display O" fo:font-family="'Linux Libertine Display O'" style:font-style-name="Regular" style:font-pitch="variable" fo:font-size="10.5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402in" fo:margin-bottom="0.0402in" loext:contextual-spacing="false" fo:text-indent="0in" style:auto-text-indent="false"/>
      <style:text-properties style:font-name="Linux Libertine Display O1" fo:font-family="'Linux Libertine Display O'" style:font-style-name="Bold" style:font-pitch="variable" fo:font-size="172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top="0.0402in" fo:margin-bottom="0in" loext:contextual-spacing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top="0in" fo:margin-bottom="0.0402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02in" fo:margin-bottom="0.0402in" loext:contextual-spacing="false" fo:text-indent="0in" style:auto-text-indent="false"/>
      <style:text-properties fo:font-size="15.1000003814697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701in" fo:margin-bottom="0.0402in" loext:contextual-spacing="false" fo:text-indent="0in" style:auto-text-indent="false"/>
      <style:text-properties fo:font-size="120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110%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Numbering_20_1_20_Start" style:display-name="Numbering 1 Start" style:family="paragraph" style:parent-style-name="Marginalia" style:next-style-name="Numbering_20_1_20_Cont." style:list-style-name="Numbering_20_1" style:class="list">
      <style:paragraph-properties fo:margin-left="0.3in" fo:margin-right="0in" fo:margin-top="0.0402in" fo:margin-bottom="0in" loext:contextual-spacing="false" fo:text-indent="-0.05in" style:auto-text-indent="false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Numbering_20_1_20_Cont." style:display-name="Numbering 1 Cont." style:family="paragraph" style:paren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_20_End" style:display-name="Numbering 1 End" style:family="paragraph" style:parent-style-name="Numbering_20_1" style:next-style-name="Text" style:class="list">
      <style:paragraph-properties fo:margin-left="0.3in" fo:margin-right="0in" fo:margin-top="0in" fo:margin-bottom="0.0402in" loext:contextual-spacing="false" fo:text-indent="-0.0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nux Libertine O" fo:font-family="'Linux Libertine O'" style:font-style-name="Regular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Microsoft YaHei1" style:font-family-asian="'Microsoft Ya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Linux Libertine O" fo:font-family="'Linux Libertine O'" style:font-style-name="Regular" style:font-pitch="variable" fo:font-size="10pt" style:font-size-asian="10pt" style:font-size-complex="10pt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Prestige Elite Std" fo:font-family="'Prestige Elite Std'" style:font-style-name="Bold" style:font-pitch="fixed" fo:font-weight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97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764in" fo:margin-left="0in" fo:margin-right="0in" fo:margin-top="0.2in" style:shadow="none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21">
      <number:hours number:style="long"/>
      <number:minutes number:style="long"/>
    </number:time-style>
  </office:automatic-styles>
  <office:master-styles>
    <style:master-page style:name="Standard" style:page-layout-name="Mpm1">
      <style:footer>
        <text:p text:style-name="Footer"><text:file-name text:display="name">CoraBus</text:file-name><text:tab/>Seite <text:page-number text:select-page="current">1</text:page-number> / <text:page-count>1</text:page-count><text:tab/><text:date style:data-style-name="N84" text:date-value="2015-12-26T19:48:31.000000080" text:fixed="true">2015-12-26</text:date>@<text:time style:data-style-name="N121" text:time-value="2015-12-26T19:49:04.990000035" text:fixed="true">1949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Wezel</meta:initial-creator>
    <meta:creation-date>2015-08-10T11:33:07</meta:creation-date>
    <dc:date>2017-09-06T07:59:44.717543128</dc:date>
    <meta:editing-duration>P3DT3H54M35S</meta:editing-duration>
    <meta:editing-cycles>66</meta:editing-cycles>
    <meta:generator>LibreOffice/5.2.7.2$Linux_X86_64 LibreOffice_project/20m0$Build-2</meta:generator>
    <meta:printed-by>Dominik Wezel</meta:printed-by>
    <meta:print-date>2015-09-02T17:34:38</meta:print-date>
    <meta:document-statistic meta:table-count="0" meta:image-count="0" meta:object-count="0" meta:page-count="1" meta:paragraph-count="21" meta:word-count="114" meta:character-count="765" meta:non-whitespace-character-count="682"/>
  </office:meta>
</office:document-meta>
</file>